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28cm" fo:min-width="0.078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106cm" svg:stroke-color="#ff8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horizontal-align="left" draw:auto-grow-height="true" draw:auto-grow-width="true" fo:min-height="0.497cm" fo:min-width="0.25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52cm"/>
    </style:style>
    <style:style style:name="gr6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horizontal-align="left" draw:auto-grow-height="true" draw:auto-grow-width="true" fo:min-height="0.497cm" fo:min-width="0.6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692cm"/>
    </style:style>
    <style:style style:name="gr8" style:family="graphic" style:parent-style-name="objectwithoutfill">
      <style:graphic-properties svg:stroke-width="0.106cm" svg:stroke-color="#ff8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color="#0096ff" draw:marker-end="Arrow" draw:marker-end-width="0.3cm" draw:fill="solid" draw:textarea-vertical-align="middle"/>
    </style:style>
    <style:style style:name="gr10" style:family="graphic" style:parent-style-name="objectwithoutfill">
      <style:graphic-properties svg:stroke-width="0.018cm" svg:stroke-color="#2a6099" draw:marker-start-width="0.227cm" draw:marker-end="Arrow" draw:marker-end-width="0.327cm" draw:fill="solid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tyle="italic" style:font-style-asian="italic" style:font-style-complex="italic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style:font-name="Calibri" fo:font-size="14pt" style:font-size-asian="14pt" style:font-size-complex="14pt"/>
    </style:style>
    <style:style style:name="P5" style:family="paragraph">
      <loext:graphic-properties draw:fill="none" draw:fill-color="#ffffff"/>
      <style:text-properties style:font-name="Calibri" fo:font-size="14pt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text-position="-33% 58%" style:font-name="Times New Roman" fo:font-size="20pt" fo:font-style="normal" style:font-size-asian="20pt" style:font-style-asian="normal" style:font-size-complex="20pt" style:font-style-complex="normal"/>
    </style:style>
    <style:style style:name="T4" style:family="text">
      <style:text-properties style:font-name="Calibri" fo:font-size="14pt" style:font-size-asian="14pt" style:font-size-complex="14pt"/>
    </style:style>
    <style:style style:name="T5" style:family="text">
      <style:text-properties style:font-name="Calibri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864cm" svg:height="0.864cm" svg:x="1.414cm" svg:y="3.813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64cm" svg:height="0.864cm" svg:x="4.015cm" svg:y="3.814cm">
          <text:p text:style-name="P1"><text:span text:style-name="T2">v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64cm" svg:height="0.864cm" svg:x="4.015cm" svg:y="1.54cm">
          <text:p text:style-name="P1"><text:span text:style-name="T2">v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864cm" svg:height="0.864cm" svg:x="4.015cm" svg:y="6.04cm">
          <text:p text:style-name="P1"><text:span text:style-name="T2">v</text:span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864cm" svg:height="0.864cm" svg:x="6.816cm" svg:y="3.815cm">
          <text:p text:style-name="P1"><text:span text:style-name="T2">v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864cm" svg:height="0.864cm" svg:x="6.816cm" svg:y="1.541cm">
          <text:p text:style-name="P1"><text:span text:style-name="T2">v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864cm" svg:height="0.864cm" svg:x="6.816cm" svg:y="6.041cm">
          <text:p text:style-name="P1"><text:span text:style-name="T2">v</text:span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864cm" svg:height="0.864cm" svg:x="9.515cm" svg:y="3.814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.152cm" svg:y1="3.939cm" svg:x2="4.141cm" svg:y2="2.278cm" draw:start-shape="id1" draw:start-glue-point="11" draw:end-shape="id2" draw:end-glue-point="7" svg:d="M2152 3939l1989-1661" svg:viewBox="0 0 1990 1662">
          <text:p/>
        </draw:connector>
        <draw:connector draw:style-name="gr3" draw:text-style-name="P3" draw:layer="layout" draw:type="line" svg:x1="2.278cm" svg:y1="4.245cm" svg:x2="4.015cm" svg:y2="4.246cm" draw:start-shape="id1" draw:start-glue-point="10" draw:end-shape="id3" draw:end-glue-point="6" svg:d="M2278 4245l1737 1" svg:viewBox="0 0 1738 2">
          <text:p/>
        </draw:connector>
        <draw:connector draw:style-name="gr3" draw:text-style-name="P3" draw:layer="layout" draw:type="line" svg:x1="2.152cm" svg:y1="4.551cm" svg:x2="4.141cm" svg:y2="6.166cm" draw:start-shape="id1" draw:start-glue-point="9" draw:end-shape="id4" draw:end-glue-point="5" svg:d="M2152 4551l1989 1615" svg:viewBox="0 0 1990 1616">
          <text:p/>
        </draw:connector>
        <draw:connector draw:style-name="gr2" draw:text-style-name="P3" draw:layer="layout" draw:type="line" svg:x1="7.554cm" svg:y1="2.279cm" svg:x2="9.641cm" svg:y2="3.94cm" draw:start-shape="id5" draw:start-glue-point="9" draw:end-shape="id6" draw:end-glue-point="5" svg:d="M7554 2279l2087 1661" svg:viewBox="0 0 2088 1662">
          <text:p/>
        </draw:connector>
        <draw:connector draw:style-name="gr3" draw:text-style-name="P3" draw:layer="layout" draw:type="line" svg:x1="7.68cm" svg:y1="4.247cm" svg:x2="9.515cm" svg:y2="4.246cm" draw:start-shape="id7" draw:start-glue-point="10" draw:end-shape="id6" draw:end-glue-point="6" svg:d="M7680 4247l1835-1" svg:viewBox="0 0 1836 2">
          <text:p/>
        </draw:connector>
        <draw:connector draw:style-name="gr3" draw:text-style-name="P3" draw:layer="layout" draw:type="line" svg:x1="7.554cm" svg:y1="6.167cm" svg:x2="9.641cm" svg:y2="4.552cm" draw:start-shape="id8" draw:start-glue-point="11" draw:end-shape="id6" draw:end-glue-point="7" svg:d="M7554 6167l2087-1615" svg:viewBox="0 0 2088 1616">
          <text:p/>
        </draw:connector>
        <draw:connector draw:style-name="gr3" draw:text-style-name="P3" draw:layer="layout" draw:type="line" svg:x1="7.248cm" svg:y1="3.815cm" svg:x2="7.248cm" svg:y2="2.405cm" draw:start-shape="id7" draw:start-glue-point="4" draw:end-shape="id5" draw:end-glue-point="8" svg:d="M7248 3815v-1410" svg:viewBox="0 0 1 1411">
          <text:p/>
        </draw:connector>
        <draw:connector draw:style-name="gr3" draw:text-style-name="P3" draw:layer="layout" draw:type="line" svg:x1="4.447cm" svg:y1="3.814cm" svg:x2="4.447cm" svg:y2="2.404cm" draw:start-shape="id3" draw:start-glue-point="4" draw:end-shape="id2" draw:end-glue-point="8" svg:d="M4447 3814v-1410" svg:viewBox="0 0 1 1411">
          <text:p/>
        </draw:connector>
        <draw:connector draw:style-name="gr3" draw:text-style-name="P3" draw:layer="layout" draw:type="line" svg:x1="4.753cm" svg:y1="6.166cm" svg:x2="6.942cm" svg:y2="4.553cm" draw:start-shape="id4" draw:start-glue-point="11" draw:end-shape="id7" draw:end-glue-point="7" svg:d="M4753 6166l2189-1613" svg:viewBox="0 0 2190 1614">
          <text:p/>
        </draw:connector>
        <draw:connector draw:style-name="gr3" draw:text-style-name="P3" draw:layer="layout" draw:type="line" svg:x1="4.753cm" svg:y1="4.552cm" svg:x2="6.942cm" svg:y2="6.167cm" draw:start-shape="id3" draw:start-glue-point="9" draw:end-shape="id8" draw:end-glue-point="5" svg:d="M4753 4552l2189 1615" svg:viewBox="0 0 2190 1616">
          <text:p/>
        </draw:connector>
        <draw:connector draw:style-name="gr3" draw:text-style-name="P3" draw:layer="layout" draw:type="line" svg:x1="4.879cm" svg:y1="6.472cm" svg:x2="6.816cm" svg:y2="6.473cm" draw:start-shape="id4" draw:start-glue-point="10" draw:end-shape="id8" draw:end-glue-point="6" svg:d="M4879 6472l1937 1" svg:viewBox="0 0 1938 2">
          <text:p/>
        </draw:connector>
        <draw:connector draw:style-name="gr2" draw:text-style-name="P3" draw:layer="layout" draw:type="line" svg:x1="4.879cm" svg:y1="1.972cm" svg:x2="6.816cm" svg:y2="1.973cm" draw:start-shape="id2" draw:start-glue-point="10" draw:end-shape="id5" draw:end-glue-point="6" svg:d="M4879 1972l1937 1" svg:viewBox="0 0 1938 2">
          <text:p/>
        </draw:connector>
        <draw:frame draw:style-name="gr4" draw:text-style-name="P4" draw:layer="layout" svg:width="0.752cm" svg:height="0.747cm" svg:x="5.159cm" svg:y="1.425cm">
          <draw:text-box>
            <text:p><text:span text:style-name="T4">4</text:span></text:p>
          </draw:text-box>
        </draw:frame>
        <draw:frame draw:style-name="gr5" draw:text-style-name="P5" draw:layer="layout" svg:width="0.752cm" svg:height="0.747cm" svg:x="4.76cm" svg:y="4.725cm">
          <draw:text-box>
            <text:p><text:span text:style-name="T5">2</text:span></text:p>
          </draw:text-box>
        </draw:frame>
        <draw:frame draw:style-name="gr5" draw:text-style-name="P5" draw:layer="layout" svg:width="0.752cm" svg:height="0.747cm" svg:x="2.461cm" svg:y="2.625cm">
          <draw:text-box>
            <text:p><text:span text:style-name="T5">3</text:span></text:p>
          </draw:text-box>
        </draw:frame>
        <draw:frame draw:style-name="gr5" draw:text-style-name="P5" draw:layer="layout" svg:width="0.752cm" svg:height="0.747cm" svg:x="2.661cm" svg:y="4.125cm">
          <draw:text-box>
            <text:p><text:span text:style-name="T5">1</text:span></text:p>
          </draw:text-box>
        </draw:frame>
        <draw:frame draw:style-name="gr5" draw:text-style-name="P5" draw:layer="layout" svg:width="0.752cm" svg:height="0.747cm" svg:x="2.561cm" svg:y="5.125cm">
          <draw:text-box>
            <text:p><text:span text:style-name="T5">3</text:span></text:p>
          </draw:text-box>
        </draw:frame>
        <draw:frame draw:style-name="gr5" draw:text-style-name="P4" draw:layer="layout" svg:width="0.752cm" svg:height="0.747cm" svg:x="8.059cm" svg:y="2.426cm">
          <draw:text-box>
            <text:p><text:span text:style-name="T4">2</text:span></text:p>
          </draw:text-box>
        </draw:frame>
        <draw:frame draw:style-name="gr5" draw:text-style-name="P5" draw:layer="layout" svg:width="0.752cm" svg:height="0.747cm" svg:x="8.462cm" svg:y="5.025cm">
          <draw:text-box>
            <text:p><text:span text:style-name="T5">1</text:span></text:p>
          </draw:text-box>
        </draw:frame>
        <draw:frame draw:style-name="gr5" draw:text-style-name="P4" draw:layer="layout" svg:width="0.752cm" svg:height="0.747cm" svg:x="5.159cm" svg:y="6.427cm">
          <draw:text-box>
            <text:p><text:span text:style-name="T4">5</text:span></text:p>
          </draw:text-box>
        </draw:frame>
        <draw:frame draw:style-name="gr5" draw:text-style-name="P5" draw:layer="layout" svg:width="0.752cm" svg:height="0.747cm" svg:x="4.262cm" svg:y="2.842cm">
          <draw:text-box>
            <text:p><text:span text:style-name="T5">5</text:span></text:p>
          </draw:text-box>
        </draw:frame>
        <draw:frame draw:style-name="gr5" draw:text-style-name="P4" draw:layer="layout" svg:width="0.752cm" svg:height="0.747cm" svg:x="6.659cm" svg:y="2.876cm">
          <draw:text-box>
            <text:p><text:span text:style-name="T4">2</text:span></text:p>
          </draw:text-box>
        </draw:frame>
        <draw:frame draw:style-name="gr5" draw:text-style-name="P5" draw:layer="layout" svg:width="0.752cm" svg:height="0.747cm" svg:x="6.161cm" svg:y="4.725cm">
          <draw:text-box>
            <text:p><text:span text:style-name="T5">2</text:span></text:p>
          </draw:text-box>
        </draw:frame>
        <draw:frame draw:style-name="gr5" draw:text-style-name="P4" draw:layer="layout" svg:width="0.752cm" svg:height="0.747cm" svg:x="7.859cm" svg:y="3.727cm">
          <draw:text-box>
            <text:p><text:span text:style-name="T4">3</text:span></text:p>
          </draw:text-box>
        </draw:frame>
        <draw:custom-shape draw:style-name="gr1" draw:text-style-name="P2" xml:id="id9" draw:id="id9" draw:layer="layout" svg:width="0.864cm" svg:height="0.864cm" svg:x="11.215cm" svg:y="3.814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864cm" svg:height="0.864cm" svg:x="13.816cm" svg:y="3.815cm">
          <text:p text:style-name="P1"><text:span text:style-name="T2">v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0.864cm" svg:height="0.864cm" svg:x="13.816cm" svg:y="1.541cm">
          <text:p text:style-name="P1"><text:span text:style-name="T2">v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864cm" svg:height="0.864cm" svg:x="13.816cm" svg:y="6.041cm">
          <text:p text:style-name="P1"><text:span text:style-name="T2">v</text:span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0.864cm" svg:height="0.864cm" svg:x="16.617cm" svg:y="3.816cm">
          <text:p text:style-name="P1"><text:span text:style-name="T2">v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0.864cm" svg:height="0.864cm" svg:x="16.617cm" svg:y="1.542cm">
          <text:p text:style-name="P1"><text:span text:style-name="T2">v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0.864cm" svg:height="0.864cm" svg:x="16.617cm" svg:y="6.042cm">
          <text:p text:style-name="P1"><text:span text:style-name="T2">v</text:span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0.864cm" svg:height="0.864cm" svg:x="19.316cm" svg:y="3.81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2.079cm" svg:y1="4.246cm" svg:x2="13.816cm" svg:y2="4.247cm" draw:start-shape="id9" draw:start-glue-point="10" draw:end-shape="id10" draw:end-glue-point="6" svg:d="M12079 4246l1737 1" svg:viewBox="0 0 1738 2">
          <text:p/>
        </draw:connector>
        <draw:connector draw:style-name="gr3" draw:text-style-name="P3" draw:layer="layout" draw:type="line" svg:x1="11.953cm" svg:y1="4.552cm" svg:x2="13.942cm" svg:y2="6.167cm" draw:start-shape="id9" draw:start-glue-point="9" draw:end-shape="id11" draw:end-glue-point="5" svg:d="M11953 4552l1989 1615" svg:viewBox="0 0 1990 1616">
          <text:p/>
        </draw:connector>
        <draw:connector draw:style-name="gr3" draw:text-style-name="P3" draw:layer="layout" draw:type="line" svg:x1="17.481cm" svg:y1="4.248cm" svg:x2="19.316cm" svg:y2="4.247cm" draw:start-shape="id12" draw:start-glue-point="10" draw:end-shape="id13" draw:end-glue-point="6" svg:d="M17481 4248l1835-1" svg:viewBox="0 0 1836 2">
          <text:p/>
        </draw:connector>
        <draw:connector draw:style-name="gr3" draw:text-style-name="P3" draw:layer="layout" draw:type="line" svg:x1="17.355cm" svg:y1="6.168cm" svg:x2="19.442cm" svg:y2="4.553cm" draw:start-shape="id14" draw:start-glue-point="11" draw:end-shape="id13" draw:end-glue-point="7" svg:d="M17355 6168l2087-1615" svg:viewBox="0 0 2088 1616">
          <text:p/>
        </draw:connector>
        <draw:connector draw:style-name="gr3" draw:text-style-name="P3" draw:layer="layout" draw:type="line" svg:x1="17.049cm" svg:y1="3.816cm" svg:x2="17.049cm" svg:y2="2.406cm" draw:start-shape="id12" draw:start-glue-point="4" draw:end-shape="id15" draw:end-glue-point="8" svg:d="M17049 3816v-1410" svg:viewBox="0 0 1 1411">
          <text:p/>
        </draw:connector>
        <draw:connector draw:style-name="gr3" draw:text-style-name="P3" draw:layer="layout" draw:type="line" svg:x1="14.248cm" svg:y1="3.815cm" svg:x2="14.248cm" svg:y2="2.405cm" draw:start-shape="id10" draw:start-glue-point="4" draw:end-shape="id16" draw:end-glue-point="8" svg:d="M14248 3815v-1410" svg:viewBox="0 0 1 1411">
          <text:p/>
        </draw:connector>
        <draw:connector draw:style-name="gr3" draw:text-style-name="P3" draw:layer="layout" draw:type="line" svg:x1="14.554cm" svg:y1="6.167cm" svg:x2="16.743cm" svg:y2="4.554cm" draw:start-shape="id11" draw:start-glue-point="11" draw:end-shape="id12" draw:end-glue-point="7" svg:d="M14554 6167l2189-1613" svg:viewBox="0 0 2190 1614">
          <text:p/>
        </draw:connector>
        <draw:connector draw:style-name="gr3" draw:text-style-name="P3" draw:layer="layout" draw:type="line" svg:x1="14.554cm" svg:y1="4.553cm" svg:x2="16.743cm" svg:y2="6.168cm" draw:start-shape="id10" draw:start-glue-point="9" draw:end-shape="id14" draw:end-glue-point="5" svg:d="M14554 4553l2189 1615" svg:viewBox="0 0 2190 1616">
          <text:p/>
        </draw:connector>
        <draw:connector draw:style-name="gr3" draw:text-style-name="P3" draw:layer="layout" draw:type="line" svg:x1="14.68cm" svg:y1="6.473cm" svg:x2="16.617cm" svg:y2="6.474cm" draw:start-shape="id11" draw:start-glue-point="10" draw:end-shape="id14" draw:end-glue-point="6" svg:d="M14680 6473l1937 1" svg:viewBox="0 0 1938 2">
          <text:p/>
        </draw:connector>
        <draw:frame draw:style-name="gr6" draw:text-style-name="P4" draw:layer="layout" svg:width="1.192cm" svg:height="0.747cm" svg:x="14.96cm" svg:y="1.426cm">
          <draw:text-box>
            <text:p><text:span text:style-name="T4">2/4</text:span></text:p>
          </draw:text-box>
        </draw:frame>
        <draw:frame draw:style-name="gr7" draw:text-style-name="P5" draw:layer="layout" svg:width="1.192cm" svg:height="0.747cm" svg:x="14.061cm" svg:y="4.726cm">
          <draw:text-box>
            <text:p><text:span text:style-name="T5">0/2</text:span></text:p>
          </draw:text-box>
        </draw:frame>
        <draw:frame draw:style-name="gr7" draw:text-style-name="P5" draw:layer="layout" svg:width="1.192cm" svg:height="0.747cm" svg:x="11.862cm" svg:y="2.626cm">
          <draw:text-box>
            <text:p><text:span text:style-name="T5">2/3</text:span></text:p>
          </draw:text-box>
        </draw:frame>
        <draw:frame draw:style-name="gr7" draw:text-style-name="P5" draw:layer="layout" svg:width="1.192cm" svg:height="0.747cm" svg:x="12.262cm" svg:y="4.126cm">
          <draw:text-box>
            <text:p><text:span text:style-name="T5">0/1</text:span></text:p>
          </draw:text-box>
        </draw:frame>
        <draw:frame draw:style-name="gr7" draw:text-style-name="P5" draw:layer="layout" svg:width="1.192cm" svg:height="0.747cm" svg:x="11.862cm" svg:y="5.026cm">
          <draw:text-box>
            <text:p><text:span text:style-name="T5">0/3</text:span></text:p>
          </draw:text-box>
        </draw:frame>
        <draw:frame draw:style-name="gr7" draw:text-style-name="P4" draw:layer="layout" svg:width="1.192cm" svg:height="0.747cm" svg:x="17.86cm" svg:y="2.427cm">
          <draw:text-box>
            <text:p><text:span text:style-name="T4">2/2</text:span></text:p>
          </draw:text-box>
        </draw:frame>
        <draw:frame draw:style-name="gr7" draw:text-style-name="P5" draw:layer="layout" svg:width="1.192cm" svg:height="0.747cm" svg:x="18.263cm" svg:y="5.026cm">
          <draw:text-box>
            <text:p><text:span text:style-name="T5">0/1</text:span></text:p>
          </draw:text-box>
        </draw:frame>
        <draw:frame draw:style-name="gr7" draw:text-style-name="P4" draw:layer="layout" svg:width="1.192cm" svg:height="0.747cm" svg:x="14.96cm" svg:y="6.428cm">
          <draw:text-box>
            <text:p><text:span text:style-name="T4">0/5</text:span></text:p>
          </draw:text-box>
        </draw:frame>
        <draw:frame draw:style-name="gr7" draw:text-style-name="P5" draw:layer="layout" svg:width="1.192cm" svg:height="0.747cm" svg:x="14.063cm" svg:y="2.843cm">
          <draw:text-box>
            <text:p><text:span text:style-name="T5">0/5</text:span></text:p>
          </draw:text-box>
        </draw:frame>
        <draw:frame draw:style-name="gr7" draw:text-style-name="P4" draw:layer="layout" svg:width="1.192cm" svg:height="0.747cm" svg:x="16.06cm" svg:y="2.877cm">
          <draw:text-box>
            <text:p><text:span text:style-name="T4">0/2</text:span></text:p>
          </draw:text-box>
        </draw:frame>
        <draw:frame draw:style-name="gr7" draw:text-style-name="P5" draw:layer="layout" svg:width="1.192cm" svg:height="0.747cm" svg:x="15.962cm" svg:y="4.726cm">
          <draw:text-box>
            <text:p><text:span text:style-name="T5">0/2</text:span></text:p>
          </draw:text-box>
        </draw:frame>
        <draw:frame draw:style-name="gr7" draw:text-style-name="P4" draw:layer="layout" svg:width="1.192cm" svg:height="0.747cm" svg:x="17.66cm" svg:y="3.728cm">
          <draw:text-box>
            <text:p><text:span text:style-name="T4">0/3</text:span></text:p>
          </draw:text-box>
        </draw:frame>
        <draw:custom-shape draw:style-name="gr1" draw:text-style-name="P2" xml:id="id17" draw:id="id17" draw:layer="layout" svg:width="0.864cm" svg:height="0.864cm" svg:x="1.415cm" svg:y="10.014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0.864cm" svg:height="0.864cm" svg:x="4.016cm" svg:y="10.015cm">
          <text:p text:style-name="P1"><text:span text:style-name="T2">v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0.864cm" svg:height="0.864cm" svg:x="4.016cm" svg:y="7.741cm">
          <text:p text:style-name="P1"><text:span text:style-name="T2">v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0.864cm" svg:height="0.864cm" svg:x="4.016cm" svg:y="12.241cm">
          <text:p text:style-name="P1"><text:span text:style-name="T2">v</text:span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0.864cm" svg:height="0.864cm" svg:x="6.817cm" svg:y="10.016cm">
          <text:p text:style-name="P1"><text:span text:style-name="T2">v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0.864cm" svg:height="0.864cm" svg:x="6.817cm" svg:y="7.742cm">
          <text:p text:style-name="P1"><text:span text:style-name="T2">v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0.864cm" svg:height="0.864cm" svg:x="6.817cm" svg:y="12.242cm">
          <text:p text:style-name="P1"><text:span text:style-name="T2">v</text:span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0.864cm" svg:height="0.864cm" svg:x="9.516cm" svg:y="10.01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2.279cm" svg:y1="10.446cm" svg:x2="4.016cm" svg:y2="10.447cm" draw:start-shape="id17" draw:start-glue-point="10" draw:end-shape="id18" draw:end-glue-point="6" svg:d="M2279 10446l1737 1" svg:viewBox="0 0 1738 2">
          <text:p/>
        </draw:connector>
        <draw:connector draw:style-name="gr3" draw:text-style-name="P3" draw:layer="layout" draw:type="line" svg:x1="2.153cm" svg:y1="10.752cm" svg:x2="4.142cm" svg:y2="12.367cm" draw:start-shape="id17" draw:start-glue-point="9" draw:end-shape="id19" draw:end-glue-point="5" svg:d="M2153 10752l1989 1615" svg:viewBox="0 0 1990 1616">
          <text:p/>
        </draw:connector>
        <draw:connector draw:style-name="gr3" draw:text-style-name="P3" draw:layer="layout" draw:type="line" svg:x1="7.681cm" svg:y1="10.448cm" svg:x2="9.516cm" svg:y2="10.447cm" draw:start-shape="id20" draw:start-glue-point="10" draw:end-shape="id21" draw:end-glue-point="6" svg:d="M7681 10448l1835-1" svg:viewBox="0 0 1836 2">
          <text:p/>
        </draw:connector>
        <draw:connector draw:style-name="gr8" draw:text-style-name="P3" draw:layer="layout" draw:type="line" svg:x1="7.555cm" svg:y1="12.368cm" svg:x2="9.642cm" svg:y2="10.753cm" draw:start-shape="id22" draw:start-glue-point="11" draw:end-shape="id21" draw:end-glue-point="7" svg:d="M7555 12368l2087-1615" svg:viewBox="0 0 2088 1616">
          <text:p/>
        </draw:connector>
        <draw:connector draw:style-name="gr3" draw:text-style-name="P3" draw:layer="layout" draw:type="line" svg:x1="7.249cm" svg:y1="10.016cm" svg:x2="7.249cm" svg:y2="8.606cm" draw:start-shape="id20" draw:start-glue-point="4" draw:end-shape="id23" draw:end-glue-point="8" svg:d="M7249 10016v-1410" svg:viewBox="0 0 1 1411">
          <text:p/>
        </draw:connector>
        <draw:connector draw:style-name="gr3" draw:text-style-name="P3" draw:layer="layout" draw:type="line" svg:x1="4.448cm" svg:y1="10.015cm" svg:x2="4.448cm" svg:y2="8.605cm" draw:start-shape="id18" draw:start-glue-point="4" draw:end-shape="id24" draw:end-glue-point="8" svg:d="M4448 10015v-1410" svg:viewBox="0 0 1 1411">
          <text:p/>
        </draw:connector>
        <draw:connector draw:style-name="gr3" draw:text-style-name="P3" draw:layer="layout" draw:type="line" svg:x1="4.754cm" svg:y1="12.367cm" svg:x2="6.943cm" svg:y2="10.754cm" draw:start-shape="id19" draw:start-glue-point="11" draw:end-shape="id20" draw:end-glue-point="7" svg:d="M4754 12367l2189-1613" svg:viewBox="0 0 2190 1614">
          <text:p/>
        </draw:connector>
        <draw:connector draw:style-name="gr8" draw:text-style-name="P3" draw:layer="layout" draw:type="line" svg:x1="4.754cm" svg:y1="10.753cm" svg:x2="6.943cm" svg:y2="12.368cm" draw:start-shape="id18" draw:start-glue-point="9" draw:end-shape="id22" draw:end-glue-point="5" svg:d="M4754 10753l2189 1615" svg:viewBox="0 0 2190 1616">
          <text:p/>
        </draw:connector>
        <draw:connector draw:style-name="gr3" draw:text-style-name="P3" draw:layer="layout" draw:type="line" svg:x1="4.88cm" svg:y1="12.673cm" svg:x2="6.817cm" svg:y2="12.674cm" draw:start-shape="id19" draw:start-glue-point="10" draw:end-shape="id22" draw:end-glue-point="6" svg:d="M4880 12673l1937 1" svg:viewBox="0 0 1938 2">
          <text:p/>
        </draw:connector>
        <draw:frame draw:style-name="gr5" draw:text-style-name="P5" draw:layer="layout" svg:width="0.752cm" svg:height="0.747cm" svg:x="4.561cm" svg:y="10.926cm">
          <draw:text-box>
            <text:p><text:span text:style-name="T5">2</text:span></text:p>
          </draw:text-box>
        </draw:frame>
        <draw:frame draw:style-name="gr5" draw:text-style-name="P5" draw:layer="layout" svg:width="0.752cm" svg:height="0.747cm" svg:x="2.907cm" svg:y="9.132cm">
          <draw:text-box>
            <text:p><text:span text:style-name="T5">1</text:span></text:p>
          </draw:text-box>
        </draw:frame>
        <draw:frame draw:style-name="gr5" draw:text-style-name="P5" draw:layer="layout" svg:width="0.752cm" svg:height="0.747cm" svg:x="2.462cm" svg:y="10.326cm">
          <draw:text-box>
            <text:p><text:span text:style-name="T5">1</text:span></text:p>
          </draw:text-box>
        </draw:frame>
        <draw:frame draw:style-name="gr5" draw:text-style-name="P5" draw:layer="layout" svg:width="0.752cm" svg:height="0.747cm" svg:x="2.462cm" svg:y="11.326cm">
          <draw:text-box>
            <text:p><text:span text:style-name="T5">3</text:span></text:p>
          </draw:text-box>
        </draw:frame>
        <draw:frame draw:style-name="gr5" draw:text-style-name="P4" draw:layer="layout" svg:width="0.752cm" svg:height="0.747cm" svg:x="7.96cm" svg:y="9.027cm">
          <draw:text-box>
            <text:p><text:span text:style-name="T4">2</text:span></text:p>
          </draw:text-box>
        </draw:frame>
        <draw:frame draw:style-name="gr5" draw:text-style-name="P5" draw:layer="layout" svg:width="0.752cm" svg:height="0.747cm" svg:x="8.163cm" svg:y="11.526cm">
          <draw:text-box>
            <text:p><text:span text:style-name="T5">1</text:span></text:p>
          </draw:text-box>
        </draw:frame>
        <draw:frame draw:style-name="gr5" draw:text-style-name="P4" draw:layer="layout" svg:width="0.752cm" svg:height="0.747cm" svg:x="5.16cm" svg:y="12.628cm">
          <draw:text-box>
            <text:p><text:span text:style-name="T4">5</text:span></text:p>
          </draw:text-box>
        </draw:frame>
        <draw:frame draw:style-name="gr5" draw:text-style-name="P5" draw:layer="layout" svg:width="0.752cm" svg:height="0.747cm" svg:x="4.263cm" svg:y="9.043cm">
          <draw:text-box>
            <text:p><text:span text:style-name="T5">5</text:span></text:p>
          </draw:text-box>
        </draw:frame>
        <draw:frame draw:style-name="gr5" draw:text-style-name="P4" draw:layer="layout" svg:width="0.752cm" svg:height="0.747cm" svg:x="6.66cm" svg:y="9.077cm">
          <draw:text-box>
            <text:p><text:span text:style-name="T4">2</text:span></text:p>
          </draw:text-box>
        </draw:frame>
        <draw:frame draw:style-name="gr5" draw:text-style-name="P5" draw:layer="layout" svg:width="0.752cm" svg:height="0.747cm" svg:x="6.062cm" svg:y="11.026cm">
          <draw:text-box>
            <text:p><text:span text:style-name="T5">2</text:span></text:p>
          </draw:text-box>
        </draw:frame>
        <draw:frame draw:style-name="gr5" draw:text-style-name="P4" draw:layer="layout" svg:width="0.752cm" svg:height="0.747cm" svg:x="7.86cm" svg:y="9.928cm">
          <draw:text-box>
            <text:p><text:span text:style-name="T4">3</text:span></text:p>
          </draw:text-box>
        </draw:frame>
        <draw:connector draw:style-name="gr9" draw:text-style-name="P3" draw:layer="layout" draw:type="line" svg:x1="9.642cm" svg:y1="10.141cm" svg:x2="7.555cm" svg:y2="8.48cm" draw:start-shape="id21" draw:start-glue-point="5" draw:end-shape="id23" draw:end-glue-point="9" svg:d="M9642 10141l-2087-1661" svg:viewBox="0 0 2088 1662">
          <text:p/>
        </draw:connector>
        <draw:connector draw:style-name="gr3" draw:text-style-name="P3" draw:layer="layout" draw:type="line" svg:x1="2.153cm" svg:y1="10.14cm" svg:x2="4.142cm" svg:y2="8.479cm" draw:start-shape="id17" draw:start-glue-point="11" draw:end-shape="id24" draw:end-glue-point="7" svg:d="M2153 10140l1989-1661" svg:viewBox="0 0 1990 1662">
          <text:p/>
        </draw:connector>
        <draw:connector draw:style-name="gr9" draw:text-style-name="P3" draw:layer="layout" draw:type="line" svg:x1="4.016cm" svg:y1="8.173cm" svg:x2="1.847cm" svg:y2="10.014cm" draw:start-shape="id24" draw:start-glue-point="6" draw:end-shape="id17" draw:end-glue-point="4" svg:d="M4016 8173l-2169 1841" svg:viewBox="0 0 2170 1842">
          <text:p/>
        </draw:connector>
        <draw:frame draw:style-name="gr5" draw:text-style-name="P5" draw:layer="layout" svg:width="0.752cm" svg:height="0.747cm" svg:x="2.407cm" svg:y="8.633cm">
          <draw:text-box>
            <text:p><text:span text:style-name="T5">2</text:span></text:p>
          </draw:text-box>
        </draw:frame>
        <draw:connector draw:style-name="gr3" draw:text-style-name="P3" draw:layer="layout" draw:type="line" svg:x1="4.88cm" svg:y1="8.173cm" svg:x2="6.817cm" svg:y2="8.174cm" draw:start-shape="id24" draw:start-glue-point="10" draw:end-shape="id23" draw:end-glue-point="6" svg:d="M4880 8173l1937 1" svg:viewBox="0 0 1938 2">
          <text:p/>
        </draw:connector>
        <draw:connector draw:style-name="gr9" draw:text-style-name="P3" draw:layer="layout" draw:type="line" svg:x1="6.943cm" svg:y1="7.868cm" svg:x2="4.754cm" svg:y2="7.867cm" draw:start-shape="id23" draw:start-glue-point="5" draw:end-shape="id24" draw:end-glue-point="11" svg:d="M6943 7868l-2189-1" svg:viewBox="0 0 2190 2">
          <text:p/>
        </draw:connector>
        <draw:frame draw:style-name="gr5" draw:text-style-name="P5" draw:layer="layout" svg:width="0.752cm" svg:height="0.747cm" svg:x="5.507cm" svg:y="8.033cm">
          <draw:text-box>
            <text:p><text:span text:style-name="T5">2</text:span></text:p>
          </draw:text-box>
        </draw:frame>
        <draw:frame draw:style-name="gr5" draw:text-style-name="P5" draw:layer="layout" svg:width="0.752cm" svg:height="0.747cm" svg:x="5.407cm" svg:y="7.333cm">
          <draw:text-box>
            <text:p><text:span text:style-name="T5">2</text:span></text:p>
          </draw:text-box>
        </draw:frame>
        <draw:connector draw:style-name="gr3" draw:text-style-name="P3" draw:layer="layout" draw:type="line" svg:x1="11.953cm" svg:y1="3.94cm" svg:x2="13.942cm" svg:y2="2.279cm" draw:start-shape="id9" draw:start-glue-point="11" draw:end-shape="id16" draw:end-glue-point="7" svg:d="M11953 3940l1989-1661" svg:viewBox="0 0 1990 1662">
          <text:p/>
        </draw:connector>
        <draw:connector draw:style-name="gr3" draw:text-style-name="P3" draw:layer="layout" draw:type="line" svg:x1="14.68cm" svg:y1="1.973cm" svg:x2="16.617cm" svg:y2="1.974cm" draw:start-shape="id16" draw:start-glue-point="10" draw:end-shape="id15" draw:end-glue-point="6" svg:d="M14680 1973l1937 1" svg:viewBox="0 0 1938 2">
          <text:p/>
        </draw:connector>
        <draw:connector draw:style-name="gr3" draw:text-style-name="P3" draw:layer="layout" draw:type="line" svg:x1="17.355cm" svg:y1="2.28cm" svg:x2="19.442cm" svg:y2="3.941cm" draw:start-shape="id15" draw:start-glue-point="9" draw:end-shape="id13" draw:end-glue-point="5" svg:d="M17355 2280l2087 1661" svg:viewBox="0 0 2088 1662">
          <text:p/>
        </draw:connector>
        <draw:custom-shape draw:style-name="gr1" draw:text-style-name="P2" xml:id="id25" draw:id="id25" draw:layer="layout" svg:width="0.864cm" svg:height="0.864cm" svg:x="11.216cm" svg:y="10.015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0.864cm" svg:height="0.864cm" svg:x="13.817cm" svg:y="10.016cm">
          <text:p text:style-name="P1"><text:span text:style-name="T2">v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0.864cm" svg:height="0.864cm" svg:x="13.817cm" svg:y="7.742cm">
          <text:p text:style-name="P1"><text:span text:style-name="T2">v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0.864cm" svg:height="0.864cm" svg:x="13.817cm" svg:y="12.242cm">
          <text:p text:style-name="P1"><text:span text:style-name="T2">v</text:span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0.864cm" svg:height="0.864cm" svg:x="16.618cm" svg:y="10.017cm">
          <text:p text:style-name="P1"><text:span text:style-name="T2">v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0.864cm" svg:height="0.864cm" svg:x="16.618cm" svg:y="7.743cm">
          <text:p text:style-name="P1"><text:span text:style-name="T2">v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0.864cm" svg:height="0.864cm" svg:x="16.618cm" svg:y="12.243cm">
          <text:p text:style-name="P1"><text:span text:style-name="T2">v</text:span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0.864cm" svg:height="0.864cm" svg:x="19.317cm" svg:y="10.016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2.08cm" svg:y1="10.447cm" svg:x2="13.817cm" svg:y2="10.448cm" draw:start-shape="id25" draw:start-glue-point="10" draw:end-shape="id26" draw:end-glue-point="6" svg:d="M12080 10447l1737 1" svg:viewBox="0 0 1738 2">
          <text:p/>
        </draw:connector>
        <draw:connector draw:style-name="gr3" draw:text-style-name="P3" draw:layer="layout" draw:type="line" svg:x1="11.954cm" svg:y1="10.753cm" svg:x2="13.943cm" svg:y2="12.368cm" draw:start-shape="id25" draw:start-glue-point="9" draw:end-shape="id27" draw:end-glue-point="5" svg:d="M11954 10753l1989 1615" svg:viewBox="0 0 1990 1616">
          <text:p/>
        </draw:connector>
        <draw:connector draw:style-name="gr3" draw:text-style-name="P3" draw:layer="layout" draw:type="line" svg:x1="17.482cm" svg:y1="10.449cm" svg:x2="19.317cm" svg:y2="10.448cm" draw:start-shape="id28" draw:start-glue-point="10" draw:end-shape="id29" draw:end-glue-point="6" svg:d="M17482 10449l1835-1" svg:viewBox="0 0 1836 2">
          <text:p/>
        </draw:connector>
        <draw:connector draw:style-name="gr3" draw:text-style-name="P3" draw:layer="layout" draw:type="line" svg:x1="17.356cm" svg:y1="12.369cm" svg:x2="19.443cm" svg:y2="10.754cm" draw:start-shape="id30" draw:start-glue-point="11" draw:end-shape="id29" draw:end-glue-point="7" svg:d="M17356 12369l2087-1615" svg:viewBox="0 0 2088 1616">
          <text:p/>
        </draw:connector>
        <draw:connector draw:style-name="gr3" draw:text-style-name="P3" draw:layer="layout" draw:type="line" svg:x1="17.05cm" svg:y1="10.017cm" svg:x2="17.05cm" svg:y2="8.607cm" draw:start-shape="id28" draw:start-glue-point="4" draw:end-shape="id31" draw:end-glue-point="8" svg:d="M17050 10017v-1410" svg:viewBox="0 0 1 1411">
          <text:p/>
        </draw:connector>
        <draw:connector draw:style-name="gr3" draw:text-style-name="P3" draw:layer="layout" draw:type="line" svg:x1="14.249cm" svg:y1="10.016cm" svg:x2="14.249cm" svg:y2="8.606cm" draw:start-shape="id26" draw:start-glue-point="4" draw:end-shape="id32" draw:end-glue-point="8" svg:d="M14249 10016v-1410" svg:viewBox="0 0 1 1411">
          <text:p/>
        </draw:connector>
        <draw:connector draw:style-name="gr3" draw:text-style-name="P3" draw:layer="layout" draw:type="line" svg:x1="14.555cm" svg:y1="12.368cm" svg:x2="16.744cm" svg:y2="10.755cm" draw:start-shape="id27" draw:start-glue-point="11" draw:end-shape="id28" draw:end-glue-point="7" svg:d="M14555 12368l2189-1613" svg:viewBox="0 0 2190 1614">
          <text:p/>
        </draw:connector>
        <draw:connector draw:style-name="gr3" draw:text-style-name="P3" draw:layer="layout" draw:type="line" svg:x1="14.555cm" svg:y1="10.754cm" svg:x2="16.744cm" svg:y2="12.369cm" draw:start-shape="id26" draw:start-glue-point="9" draw:end-shape="id30" draw:end-glue-point="5" svg:d="M14555 10754l2189 1615" svg:viewBox="0 0 2190 1616">
          <text:p/>
        </draw:connector>
        <draw:connector draw:style-name="gr3" draw:text-style-name="P3" draw:layer="layout" draw:type="line" svg:x1="14.681cm" svg:y1="12.674cm" svg:x2="16.618cm" svg:y2="12.675cm" draw:start-shape="id27" draw:start-glue-point="10" draw:end-shape="id30" draw:end-glue-point="6" svg:d="M14681 12674l1937 1" svg:viewBox="0 0 1938 2">
          <text:p/>
        </draw:connector>
        <draw:frame draw:style-name="gr6" draw:text-style-name="P4" draw:layer="layout" svg:width="1.192cm" svg:height="0.747cm" svg:x="14.961cm" svg:y="7.627cm">
          <draw:text-box>
            <text:p><text:span text:style-name="T4">2/4</text:span></text:p>
          </draw:text-box>
        </draw:frame>
        <draw:frame draw:style-name="gr7" draw:text-style-name="P5" draw:layer="layout" svg:width="1.192cm" svg:height="0.747cm" svg:x="14.062cm" svg:y="10.927cm">
          <draw:text-box>
            <text:p><text:span text:style-name="T5">1/2</text:span></text:p>
          </draw:text-box>
        </draw:frame>
        <draw:frame draw:style-name="gr7" draw:text-style-name="P5" draw:layer="layout" svg:width="1.192cm" svg:height="0.747cm" svg:x="11.863cm" svg:y="8.827cm">
          <draw:text-box>
            <text:p><text:span text:style-name="T5">2/3</text:span></text:p>
          </draw:text-box>
        </draw:frame>
        <draw:frame draw:style-name="gr7" draw:text-style-name="P5" draw:layer="layout" svg:width="1.192cm" svg:height="0.747cm" svg:x="12.263cm" svg:y="10.327cm">
          <draw:text-box>
            <text:p><text:span text:style-name="T5">1/1</text:span></text:p>
          </draw:text-box>
        </draw:frame>
        <draw:frame draw:style-name="gr7" draw:text-style-name="P5" draw:layer="layout" svg:width="1.192cm" svg:height="0.747cm" svg:x="11.863cm" svg:y="11.227cm">
          <draw:text-box>
            <text:p><text:span text:style-name="T5">0/3</text:span></text:p>
          </draw:text-box>
        </draw:frame>
        <draw:frame draw:style-name="gr7" draw:text-style-name="P4" draw:layer="layout" svg:width="1.192cm" svg:height="0.747cm" svg:x="17.861cm" svg:y="8.628cm">
          <draw:text-box>
            <text:p><text:span text:style-name="T4">2/2</text:span></text:p>
          </draw:text-box>
        </draw:frame>
        <draw:frame draw:style-name="gr7" draw:text-style-name="P5" draw:layer="layout" svg:width="1.192cm" svg:height="0.747cm" svg:x="18.264cm" svg:y="11.227cm">
          <draw:text-box>
            <text:p><text:span text:style-name="T5">1/1</text:span></text:p>
          </draw:text-box>
        </draw:frame>
        <draw:frame draw:style-name="gr7" draw:text-style-name="P4" draw:layer="layout" svg:width="1.192cm" svg:height="0.747cm" svg:x="14.961cm" svg:y="12.629cm">
          <draw:text-box>
            <text:p><text:span text:style-name="T4">0/5</text:span></text:p>
          </draw:text-box>
        </draw:frame>
        <draw:frame draw:style-name="gr7" draw:text-style-name="P5" draw:layer="layout" svg:width="1.192cm" svg:height="0.747cm" svg:x="14.064cm" svg:y="9.044cm">
          <draw:text-box>
            <text:p><text:span text:style-name="T5">0/5</text:span></text:p>
          </draw:text-box>
        </draw:frame>
        <draw:frame draw:style-name="gr7" draw:text-style-name="P4" draw:layer="layout" svg:width="1.192cm" svg:height="0.747cm" svg:x="16.061cm" svg:y="9.078cm">
          <draw:text-box>
            <text:p><text:span text:style-name="T4">0/2</text:span></text:p>
          </draw:text-box>
        </draw:frame>
        <draw:frame draw:style-name="gr7" draw:text-style-name="P5" draw:layer="layout" svg:width="1.192cm" svg:height="0.747cm" svg:x="15.963cm" svg:y="10.927cm">
          <draw:text-box>
            <text:p><text:span text:style-name="T5">0/2</text:span></text:p>
          </draw:text-box>
        </draw:frame>
        <draw:frame draw:style-name="gr7" draw:text-style-name="P4" draw:layer="layout" svg:width="1.192cm" svg:height="0.747cm" svg:x="17.661cm" svg:y="9.929cm">
          <draw:text-box>
            <text:p><text:span text:style-name="T4">0/3</text:span></text:p>
          </draw:text-box>
        </draw:frame>
        <draw:connector draw:style-name="gr3" draw:text-style-name="P3" draw:layer="layout" draw:type="line" svg:x1="11.954cm" svg:y1="10.141cm" svg:x2="13.943cm" svg:y2="8.48cm" draw:start-shape="id25" draw:start-glue-point="11" draw:end-shape="id32" draw:end-glue-point="7" svg:d="M11954 10141l1989-1661" svg:viewBox="0 0 1990 1662">
          <text:p/>
        </draw:connector>
        <draw:connector draw:style-name="gr3" draw:text-style-name="P3" draw:layer="layout" draw:type="line" svg:x1="14.681cm" svg:y1="8.174cm" svg:x2="16.618cm" svg:y2="8.175cm" draw:start-shape="id32" draw:start-glue-point="10" draw:end-shape="id31" draw:end-glue-point="6" svg:d="M14681 8174l1937 1" svg:viewBox="0 0 1938 2">
          <text:p/>
        </draw:connector>
        <draw:connector draw:style-name="gr3" draw:text-style-name="P3" draw:layer="layout" draw:type="line" svg:x1="17.356cm" svg:y1="8.481cm" svg:x2="19.443cm" svg:y2="10.142cm" draw:start-shape="id31" draw:start-glue-point="9" draw:end-shape="id29" draw:end-glue-point="5" svg:d="M17356 8481l2087 1661" svg:viewBox="0 0 2088 1662">
          <text:p/>
        </draw:connector>
        <draw:custom-shape draw:style-name="gr1" draw:text-style-name="P2" xml:id="id33" draw:id="id33" draw:layer="layout" svg:width="0.864cm" svg:height="0.864cm" svg:x="1.416cm" svg:y="16.414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0.864cm" svg:height="0.864cm" svg:x="4.017cm" svg:y="16.415cm">
          <text:p text:style-name="P1"><text:span text:style-name="T2">v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0.864cm" svg:height="0.864cm" svg:x="4.017cm" svg:y="14.141cm">
          <text:p text:style-name="P1"><text:span text:style-name="T2">v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0.864cm" svg:height="0.864cm" svg:x="4.017cm" svg:y="18.641cm">
          <text:p text:style-name="P1"><text:span text:style-name="T2">v</text:span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0.864cm" svg:height="0.864cm" svg:x="6.818cm" svg:y="16.416cm">
          <text:p text:style-name="P1"><text:span text:style-name="T2">v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7" draw:id="id37" draw:layer="layout" svg:width="0.864cm" svg:height="0.864cm" svg:x="6.818cm" svg:y="14.142cm">
          <text:p text:style-name="P1"><text:span text:style-name="T2">v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0.864cm" svg:height="0.864cm" svg:x="6.818cm" svg:y="18.642cm">
          <text:p text:style-name="P1"><text:span text:style-name="T2">v</text:span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6" draw:id="id36" draw:layer="layout" svg:width="0.864cm" svg:height="0.864cm" svg:x="9.517cm" svg:y="16.41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2.154cm" svg:y1="17.152cm" svg:x2="4.143cm" svg:y2="18.767cm" draw:start-shape="id33" draw:start-glue-point="9" draw:end-shape="id34" draw:end-glue-point="5" svg:d="M2154 17152l1989 1615" svg:viewBox="0 0 1990 1616">
          <text:p/>
        </draw:connector>
        <draw:connector draw:style-name="gr8" draw:text-style-name="P3" draw:layer="layout" draw:type="line" svg:x1="7.682cm" svg:y1="16.848cm" svg:x2="9.517cm" svg:y2="16.847cm" draw:start-shape="id35" draw:start-glue-point="10" draw:end-shape="id36" draw:end-glue-point="6" svg:d="M7682 16848l1835-1" svg:viewBox="0 0 1836 2">
          <text:p/>
        </draw:connector>
        <draw:connector draw:style-name="gr3" draw:text-style-name="P3" draw:layer="layout" draw:type="line" svg:x1="7.25cm" svg:y1="16.416cm" svg:x2="7.25cm" svg:y2="15.006cm" draw:start-shape="id35" draw:start-glue-point="4" draw:end-shape="id37" draw:end-glue-point="8" svg:d="M7250 16416v-1410" svg:viewBox="0 0 1 1411">
          <text:p/>
        </draw:connector>
        <draw:connector draw:style-name="gr3" draw:text-style-name="P3" draw:layer="layout" draw:type="line" svg:x1="4.449cm" svg:y1="16.415cm" svg:x2="4.449cm" svg:y2="15.005cm" draw:start-shape="id38" draw:start-glue-point="4" draw:end-shape="id39" draw:end-glue-point="8" svg:d="M4449 16415v-1410" svg:viewBox="0 0 1 1411">
          <text:p/>
        </draw:connector>
        <draw:connector draw:style-name="gr8" draw:text-style-name="P3" draw:layer="layout" draw:type="line" svg:x1="4.755cm" svg:y1="18.767cm" svg:x2="6.944cm" svg:y2="17.154cm" draw:start-shape="id34" draw:start-glue-point="11" draw:end-shape="id35" draw:end-glue-point="7" svg:d="M4755 18767l2189-1613" svg:viewBox="0 0 2190 1614">
          <text:p/>
        </draw:connector>
        <draw:connector draw:style-name="gr3" draw:text-style-name="P3" draw:layer="layout" draw:type="line" svg:x1="4.881cm" svg:y1="19.073cm" svg:x2="6.818cm" svg:y2="19.074cm" draw:start-shape="id34" draw:start-glue-point="10" draw:end-shape="id40" draw:end-glue-point="6" svg:d="M4881 19073l1937 1" svg:viewBox="0 0 1938 2">
          <text:p/>
        </draw:connector>
        <draw:frame draw:style-name="gr5" draw:text-style-name="P5" draw:layer="layout" svg:width="0.752cm" svg:height="0.747cm" svg:x="4.562cm" svg:y="17.326cm">
          <draw:text-box>
            <text:p><text:span text:style-name="T5">1</text:span></text:p>
          </draw:text-box>
        </draw:frame>
        <draw:frame draw:style-name="gr5" draw:text-style-name="P5" draw:layer="layout" svg:width="0.752cm" svg:height="0.747cm" svg:x="2.888cm" svg:y="15.552cm">
          <draw:text-box>
            <text:p><text:span text:style-name="T5">1</text:span></text:p>
          </draw:text-box>
        </draw:frame>
        <draw:frame draw:style-name="gr5" draw:text-style-name="P5" draw:layer="layout" svg:width="0.752cm" svg:height="0.747cm" svg:x="2.463cm" svg:y="16.726cm">
          <draw:text-box>
            <text:p><text:span text:style-name="T5">1</text:span></text:p>
          </draw:text-box>
        </draw:frame>
        <draw:frame draw:style-name="gr5" draw:text-style-name="P5" draw:layer="layout" svg:width="0.752cm" svg:height="0.747cm" svg:x="2.463cm" svg:y="17.726cm">
          <draw:text-box>
            <text:p><text:span text:style-name="T5">3</text:span></text:p>
          </draw:text-box>
        </draw:frame>
        <draw:frame draw:style-name="gr5" draw:text-style-name="P4" draw:layer="layout" svg:width="0.752cm" svg:height="0.747cm" svg:x="7.961cm" svg:y="15.427cm">
          <draw:text-box>
            <text:p><text:span text:style-name="T4">2</text:span></text:p>
          </draw:text-box>
        </draw:frame>
        <draw:frame draw:style-name="gr5" draw:text-style-name="P5" draw:layer="layout" svg:width="0.752cm" svg:height="0.747cm" svg:x="8.164cm" svg:y="17.926cm">
          <draw:text-box>
            <text:p><text:span text:style-name="T5">1</text:span></text:p>
          </draw:text-box>
        </draw:frame>
        <draw:frame draw:style-name="gr5" draw:text-style-name="P4" draw:layer="layout" svg:width="0.752cm" svg:height="0.747cm" svg:x="5.161cm" svg:y="19.028cm">
          <draw:text-box>
            <text:p><text:span text:style-name="T4">5</text:span></text:p>
          </draw:text-box>
        </draw:frame>
        <draw:frame draw:style-name="gr5" draw:text-style-name="P5" draw:layer="layout" svg:width="0.752cm" svg:height="0.747cm" svg:x="4.264cm" svg:y="15.443cm">
          <draw:text-box>
            <text:p><text:span text:style-name="T5">5</text:span></text:p>
          </draw:text-box>
        </draw:frame>
        <draw:frame draw:style-name="gr5" draw:text-style-name="P4" draw:layer="layout" svg:width="0.752cm" svg:height="0.747cm" svg:x="6.661cm" svg:y="15.477cm">
          <draw:text-box>
            <text:p><text:span text:style-name="T4">2</text:span></text:p>
          </draw:text-box>
        </draw:frame>
        <draw:frame draw:style-name="gr5" draw:text-style-name="P5" draw:layer="layout" svg:width="0.752cm" svg:height="0.747cm" svg:x="5.263cm" svg:y="18.126cm">
          <draw:text-box>
            <text:p><text:span text:style-name="T5">2</text:span></text:p>
          </draw:text-box>
        </draw:frame>
        <draw:frame draw:style-name="gr5" draw:text-style-name="P4" draw:layer="layout" svg:width="0.752cm" svg:height="0.747cm" svg:x="7.661cm" svg:y="16.228cm">
          <draw:text-box>
            <text:p><text:span text:style-name="T4">3</text:span></text:p>
          </draw:text-box>
        </draw:frame>
        <draw:connector draw:style-name="gr9" draw:text-style-name="P3" draw:layer="layout" draw:type="line" svg:x1="9.643cm" svg:y1="16.541cm" svg:x2="7.556cm" svg:y2="14.88cm" draw:start-shape="id36" draw:start-glue-point="5" draw:end-shape="id37" draw:end-glue-point="9" svg:d="M9643 16541l-2087-1661" svg:viewBox="0 0 2088 1662">
          <text:p/>
        </draw:connector>
        <draw:connector draw:style-name="gr3" draw:text-style-name="P3" draw:layer="layout" draw:type="line" svg:x1="2.154cm" svg:y1="16.54cm" svg:x2="4.143cm" svg:y2="14.879cm" draw:start-shape="id33" draw:start-glue-point="11" draw:end-shape="id39" draw:end-glue-point="7" svg:d="M2154 16540l1989-1661" svg:viewBox="0 0 1990 1662">
          <text:p/>
        </draw:connector>
        <draw:connector draw:style-name="gr9" draw:text-style-name="P3" draw:layer="layout" draw:type="line" svg:x1="4.017cm" svg:y1="14.573cm" svg:x2="1.848cm" svg:y2="16.414cm" draw:start-shape="id39" draw:start-glue-point="6" draw:end-shape="id33" draw:end-glue-point="4" svg:d="M4017 14573l-2169 1841" svg:viewBox="0 0 2170 1842">
          <text:p/>
        </draw:connector>
        <draw:frame draw:style-name="gr5" draw:text-style-name="P5" draw:layer="layout" svg:width="0.752cm" svg:height="0.747cm" svg:x="2.408cm" svg:y="15.033cm">
          <draw:text-box>
            <text:p><text:span text:style-name="T5">2</text:span></text:p>
          </draw:text-box>
        </draw:frame>
        <draw:connector draw:style-name="gr3" draw:text-style-name="P3" draw:layer="layout" draw:type="line" svg:x1="4.881cm" svg:y1="14.573cm" svg:x2="6.818cm" svg:y2="14.574cm" draw:start-shape="id39" draw:start-glue-point="10" draw:end-shape="id37" draw:end-glue-point="6" svg:d="M4881 14573l1937 1" svg:viewBox="0 0 1938 2">
          <text:p/>
        </draw:connector>
        <draw:connector draw:style-name="gr9" draw:text-style-name="P3" draw:layer="layout" draw:type="line" svg:x1="6.944cm" svg:y1="14.268cm" svg:x2="4.755cm" svg:y2="14.267cm" draw:start-shape="id37" draw:start-glue-point="5" draw:end-shape="id39" draw:end-glue-point="11" svg:d="M6944 14268l-2189-1" svg:viewBox="0 0 2190 2">
          <text:p/>
        </draw:connector>
        <draw:frame draw:style-name="gr5" draw:text-style-name="P5" draw:layer="layout" svg:width="0.752cm" svg:height="0.747cm" svg:x="5.508cm" svg:y="14.433cm">
          <draw:text-box>
            <text:p><text:span text:style-name="T5">2</text:span></text:p>
          </draw:text-box>
        </draw:frame>
        <draw:frame draw:style-name="gr5" draw:text-style-name="P5" draw:layer="layout" svg:width="0.752cm" svg:height="0.747cm" svg:x="5.408cm" svg:y="13.633cm">
          <draw:text-box>
            <text:p><text:span text:style-name="T5">2</text:span></text:p>
          </draw:text-box>
        </draw:frame>
        <draw:connector draw:style-name="gr9" draw:text-style-name="P3" draw:layer="layout" draw:type="line" svg:x1="4.017cm" svg:y1="16.847cm" svg:x2="2.28cm" svg:y2="16.846cm" draw:start-shape="id38" draw:start-glue-point="6" draw:end-shape="id33" draw:end-glue-point="10" svg:d="M4017 16847l-1737-1" svg:viewBox="0 0 1738 2">
          <text:p/>
        </draw:connector>
        <draw:connector draw:style-name="gr3" draw:text-style-name="P3" draw:layer="layout" draw:type="line" svg:x1="4.755cm" svg:y1="17.153cm" svg:x2="6.944cm" svg:y2="18.768cm" draw:start-shape="id38" draw:start-glue-point="9" draw:end-shape="id40" draw:end-glue-point="5" svg:d="M4755 17153l2189 1615" svg:viewBox="0 0 2190 1616">
          <text:p/>
        </draw:connector>
        <draw:connector draw:style-name="gr9" draw:text-style-name="P3" draw:layer="layout" draw:type="line" svg:x1="9.643cm" svg:y1="17.153cm" svg:x2="7.556cm" svg:y2="18.768cm" draw:start-shape="id36" draw:start-glue-point="7" draw:end-shape="id40" draw:end-glue-point="11" svg:d="M9643 17153l-2087 1615" svg:viewBox="0 0 2088 1616">
          <text:p/>
        </draw:connector>
        <draw:connector draw:style-name="gr9" draw:text-style-name="P3" draw:layer="layout" draw:type="line" svg:x1="7.25cm" svg:y1="18.642cm" svg:x2="4.881cm" svg:y2="16.847cm" draw:start-shape="id40" draw:start-glue-point="4" draw:end-shape="id38" draw:end-glue-point="10" svg:d="M7250 18642l-2369-1795" svg:viewBox="0 0 2370 1796">
          <text:p/>
        </draw:connector>
        <draw:frame draw:style-name="gr5" draw:text-style-name="P5" draw:layer="layout" svg:width="0.752cm" svg:height="0.747cm" svg:x="5.162cm" svg:y="16.727cm">
          <draw:text-box>
            <text:p><text:span text:style-name="T5">1</text:span></text:p>
          </draw:text-box>
        </draw:frame>
        <draw:custom-shape draw:style-name="gr1" draw:text-style-name="P2" xml:id="id41" draw:id="id41" draw:layer="layout" svg:width="0.864cm" svg:height="0.864cm" svg:x="11.217cm" svg:y="16.416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2" draw:id="id42" draw:layer="layout" svg:width="0.864cm" svg:height="0.864cm" svg:x="13.818cm" svg:y="16.417cm">
          <text:p text:style-name="P1"><text:span text:style-name="T2">v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8" draw:id="id48" draw:layer="layout" svg:width="0.864cm" svg:height="0.864cm" svg:x="13.818cm" svg:y="14.143cm">
          <text:p text:style-name="P1"><text:span text:style-name="T2">v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3" draw:id="id43" draw:layer="layout" svg:width="0.864cm" svg:height="0.864cm" svg:x="13.818cm" svg:y="18.643cm">
          <text:p text:style-name="P1"><text:span text:style-name="T2">v</text:span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4" draw:id="id44" draw:layer="layout" svg:width="0.864cm" svg:height="0.864cm" svg:x="16.619cm" svg:y="16.418cm">
          <text:p text:style-name="P1"><text:span text:style-name="T2">v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7" draw:id="id47" draw:layer="layout" svg:width="0.864cm" svg:height="0.864cm" svg:x="16.619cm" svg:y="14.144cm">
          <text:p text:style-name="P1"><text:span text:style-name="T2">v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6" draw:id="id46" draw:layer="layout" svg:width="0.864cm" svg:height="0.864cm" svg:x="16.619cm" svg:y="18.644cm">
          <text:p text:style-name="P1"><text:span text:style-name="T2">v</text:span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5" draw:id="id45" draw:layer="layout" svg:width="0.864cm" svg:height="0.864cm" svg:x="19.318cm" svg:y="16.417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2.081cm" svg:y1="16.848cm" svg:x2="13.818cm" svg:y2="16.849cm" draw:start-shape="id41" draw:start-glue-point="10" draw:end-shape="id42" draw:end-glue-point="6" svg:d="M12081 16848l1737 1" svg:viewBox="0 0 1738 2">
          <text:p/>
        </draw:connector>
        <draw:connector draw:style-name="gr3" draw:text-style-name="P3" draw:layer="layout" draw:type="line" svg:x1="11.955cm" svg:y1="17.154cm" svg:x2="13.944cm" svg:y2="18.769cm" draw:start-shape="id41" draw:start-glue-point="9" draw:end-shape="id43" draw:end-glue-point="5" svg:d="M11955 17154l1989 1615" svg:viewBox="0 0 1990 1616">
          <text:p/>
        </draw:connector>
        <draw:connector draw:style-name="gr3" draw:text-style-name="P3" draw:layer="layout" draw:type="line" svg:x1="17.483cm" svg:y1="16.85cm" svg:x2="19.318cm" svg:y2="16.849cm" draw:start-shape="id44" draw:start-glue-point="10" draw:end-shape="id45" draw:end-glue-point="6" svg:d="M17483 16850l1835-1" svg:viewBox="0 0 1836 2">
          <text:p/>
        </draw:connector>
        <draw:connector draw:style-name="gr3" draw:text-style-name="P3" draw:layer="layout" draw:type="line" svg:x1="17.357cm" svg:y1="18.77cm" svg:x2="19.444cm" svg:y2="17.155cm" draw:start-shape="id46" draw:start-glue-point="11" draw:end-shape="id45" draw:end-glue-point="7" svg:d="M17357 18770l2087-1615" svg:viewBox="0 0 2088 1616">
          <text:p/>
        </draw:connector>
        <draw:connector draw:style-name="gr3" draw:text-style-name="P3" draw:layer="layout" draw:type="line" svg:x1="17.051cm" svg:y1="16.418cm" svg:x2="17.051cm" svg:y2="15.008cm" draw:start-shape="id44" draw:start-glue-point="4" draw:end-shape="id47" draw:end-glue-point="8" svg:d="M17051 16418v-1410" svg:viewBox="0 0 1 1411">
          <text:p/>
        </draw:connector>
        <draw:connector draw:style-name="gr3" draw:text-style-name="P3" draw:layer="layout" draw:type="line" svg:x1="14.25cm" svg:y1="16.417cm" svg:x2="14.25cm" svg:y2="15.007cm" draw:start-shape="id42" draw:start-glue-point="4" draw:end-shape="id48" draw:end-glue-point="8" svg:d="M14250 16417v-1410" svg:viewBox="0 0 1 1411">
          <text:p/>
        </draw:connector>
        <draw:connector draw:style-name="gr3" draw:text-style-name="P3" draw:layer="layout" draw:type="line" svg:x1="14.556cm" svg:y1="18.769cm" svg:x2="16.745cm" svg:y2="17.156cm" draw:start-shape="id43" draw:start-glue-point="11" draw:end-shape="id44" draw:end-glue-point="7" svg:d="M14556 18769l2189-1613" svg:viewBox="0 0 2190 1614">
          <text:p/>
        </draw:connector>
        <draw:connector draw:style-name="gr3" draw:text-style-name="P3" draw:layer="layout" draw:type="line" svg:x1="14.556cm" svg:y1="17.155cm" svg:x2="16.745cm" svg:y2="18.77cm" draw:start-shape="id42" draw:start-glue-point="9" draw:end-shape="id46" draw:end-glue-point="5" svg:d="M14556 17155l2189 1615" svg:viewBox="0 0 2190 1616">
          <text:p/>
        </draw:connector>
        <draw:connector draw:style-name="gr3" draw:text-style-name="P3" draw:layer="layout" draw:type="line" svg:x1="14.682cm" svg:y1="19.075cm" svg:x2="16.619cm" svg:y2="19.076cm" draw:start-shape="id43" draw:start-glue-point="10" draw:end-shape="id46" draw:end-glue-point="6" svg:d="M14682 19075l1937 1" svg:viewBox="0 0 1938 2">
          <text:p/>
        </draw:connector>
        <draw:frame draw:style-name="gr6" draw:text-style-name="P4" draw:layer="layout" svg:width="1.192cm" svg:height="0.747cm" svg:x="14.962cm" svg:y="14.028cm">
          <draw:text-box>
            <text:p><text:span text:style-name="T4">2/4</text:span></text:p>
          </draw:text-box>
        </draw:frame>
        <draw:frame draw:style-name="gr7" draw:text-style-name="P5" draw:layer="layout" svg:width="1.192cm" svg:height="0.747cm" svg:x="14.063cm" svg:y="17.328cm">
          <draw:text-box>
            <text:p><text:span text:style-name="T5">1/2</text:span></text:p>
          </draw:text-box>
        </draw:frame>
        <draw:frame draw:style-name="gr7" draw:text-style-name="P5" draw:layer="layout" svg:width="1.192cm" svg:height="0.747cm" svg:x="11.864cm" svg:y="15.228cm">
          <draw:text-box>
            <text:p><text:span text:style-name="T5">2/3</text:span></text:p>
          </draw:text-box>
        </draw:frame>
        <draw:frame draw:style-name="gr7" draw:text-style-name="P5" draw:layer="layout" svg:width="1.192cm" svg:height="0.747cm" svg:x="12.264cm" svg:y="16.728cm">
          <draw:text-box>
            <text:p><text:span text:style-name="T5">1/1</text:span></text:p>
          </draw:text-box>
        </draw:frame>
        <draw:frame draw:style-name="gr7" draw:text-style-name="P5" draw:layer="layout" svg:width="1.192cm" svg:height="0.747cm" svg:x="11.864cm" svg:y="17.628cm">
          <draw:text-box>
            <text:p><text:span text:style-name="T5">2/3</text:span></text:p>
          </draw:text-box>
        </draw:frame>
        <draw:frame draw:style-name="gr7" draw:text-style-name="P4" draw:layer="layout" svg:width="1.192cm" svg:height="0.747cm" svg:x="17.862cm" svg:y="15.029cm">
          <draw:text-box>
            <text:p><text:span text:style-name="T4">2/2</text:span></text:p>
          </draw:text-box>
        </draw:frame>
        <draw:frame draw:style-name="gr7" draw:text-style-name="P5" draw:layer="layout" svg:width="1.192cm" svg:height="0.747cm" svg:x="18.265cm" svg:y="17.628cm">
          <draw:text-box>
            <text:p><text:span text:style-name="T5">1/1</text:span></text:p>
          </draw:text-box>
        </draw:frame>
        <draw:frame draw:style-name="gr7" draw:text-style-name="P4" draw:layer="layout" svg:width="1.192cm" svg:height="0.747cm" svg:x="14.962cm" svg:y="19.03cm">
          <draw:text-box>
            <text:p><text:span text:style-name="T4">0/5</text:span></text:p>
          </draw:text-box>
        </draw:frame>
        <draw:frame draw:style-name="gr7" draw:text-style-name="P5" draw:layer="layout" svg:width="1.192cm" svg:height="0.747cm" svg:x="14.065cm" svg:y="15.445cm">
          <draw:text-box>
            <text:p><text:span text:style-name="T5">0/5</text:span></text:p>
          </draw:text-box>
        </draw:frame>
        <draw:frame draw:style-name="gr7" draw:text-style-name="P4" draw:layer="layout" svg:width="1.192cm" svg:height="0.747cm" svg:x="16.062cm" svg:y="15.479cm">
          <draw:text-box>
            <text:p><text:span text:style-name="T4">0/2</text:span></text:p>
          </draw:text-box>
        </draw:frame>
        <draw:frame draw:style-name="gr7" draw:text-style-name="P5" draw:layer="layout" svg:width="1.192cm" svg:height="0.747cm" svg:x="15.864cm" svg:y="17.528cm">
          <draw:text-box>
            <text:p><text:span text:style-name="T5">2/2</text:span></text:p>
          </draw:text-box>
        </draw:frame>
        <draw:frame draw:style-name="gr7" draw:text-style-name="P4" draw:layer="layout" svg:width="1.192cm" svg:height="0.747cm" svg:x="17.662cm" svg:y="16.33cm">
          <draw:text-box>
            <text:p><text:span text:style-name="T4">2/3</text:span></text:p>
          </draw:text-box>
        </draw:frame>
        <draw:connector draw:style-name="gr3" draw:text-style-name="P3" draw:layer="layout" draw:type="line" svg:x1="11.955cm" svg:y1="16.542cm" svg:x2="13.944cm" svg:y2="14.881cm" draw:start-shape="id41" draw:start-glue-point="11" draw:end-shape="id48" draw:end-glue-point="7" svg:d="M11955 16542l1989-1661" svg:viewBox="0 0 1990 1662">
          <text:p/>
        </draw:connector>
        <draw:connector draw:style-name="gr3" draw:text-style-name="P3" draw:layer="layout" draw:type="line" svg:x1="14.682cm" svg:y1="14.575cm" svg:x2="16.619cm" svg:y2="14.576cm" draw:start-shape="id48" draw:start-glue-point="10" draw:end-shape="id47" draw:end-glue-point="6" svg:d="M14682 14575l1937 1" svg:viewBox="0 0 1938 2">
          <text:p/>
        </draw:connector>
        <draw:connector draw:style-name="gr3" draw:text-style-name="P3" draw:layer="layout" draw:type="line" svg:x1="17.357cm" svg:y1="14.882cm" svg:x2="19.444cm" svg:y2="16.543cm" draw:start-shape="id47" draw:start-glue-point="9" draw:end-shape="id45" draw:end-glue-point="5" svg:d="M17357 14882l2087 1661" svg:viewBox="0 0 2088 1662">
          <text:p/>
        </draw:connector>
        <draw:custom-shape draw:style-name="gr1" draw:text-style-name="P2" xml:id="id49" draw:id="id49" draw:layer="layout" svg:width="0.864cm" svg:height="0.864cm" svg:x="1.417cm" svg:y="23.114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4" draw:id="id54" draw:layer="layout" svg:width="0.864cm" svg:height="0.864cm" svg:x="4.018cm" svg:y="23.115cm">
          <text:p text:style-name="P1"><text:span text:style-name="T2">v</text:span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5" draw:id="id55" draw:layer="layout" svg:width="0.864cm" svg:height="0.864cm" svg:x="4.018cm" svg:y="20.841cm">
          <text:p text:style-name="P1"><text:span text:style-name="T2">v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0" draw:id="id50" draw:layer="layout" svg:width="0.864cm" svg:height="0.864cm" svg:x="4.018cm" svg:y="25.341cm">
          <text:p text:style-name="P1"><text:span text:style-name="T2">v</text:span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1" draw:id="id51" draw:layer="layout" svg:width="0.864cm" svg:height="0.864cm" svg:x="6.819cm" svg:y="23.116cm">
          <text:p text:style-name="P1"><text:span text:style-name="T2">v</text:span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3" draw:id="id53" draw:layer="layout" svg:width="0.864cm" svg:height="0.864cm" svg:x="6.819cm" svg:y="20.842cm">
          <text:p text:style-name="P1"><text:span text:style-name="T2">v</text:span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6" draw:id="id56" draw:layer="layout" svg:width="0.864cm" svg:height="0.864cm" svg:x="6.819cm" svg:y="25.342cm">
          <text:p text:style-name="P1"><text:span text:style-name="T2">v</text:span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2" draw:id="id52" draw:layer="layout" svg:width="0.864cm" svg:height="0.864cm" svg:x="9.518cm" svg:y="23.11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2.155cm" svg:y1="23.852cm" svg:x2="4.144cm" svg:y2="25.467cm" draw:start-shape="id49" draw:start-glue-point="9" draw:end-shape="id50" draw:end-glue-point="5" svg:d="M2155 23852l1989 1615" svg:viewBox="0 0 1990 1616">
          <text:p/>
        </draw:connector>
        <draw:connector draw:style-name="gr10" draw:text-style-name="P3" draw:layer="layout" draw:type="line" svg:x1="7.683cm" svg:y1="23.548cm" svg:x2="9.518cm" svg:y2="23.547cm" draw:start-shape="id51" draw:start-glue-point="10" draw:end-shape="id52" draw:end-glue-point="6" svg:d="M7683 23548l1835-1" svg:viewBox="0 0 1836 2">
          <text:p/>
        </draw:connector>
        <draw:connector draw:style-name="gr3" draw:text-style-name="P3" draw:layer="layout" draw:type="line" svg:x1="7.251cm" svg:y1="23.116cm" svg:x2="7.251cm" svg:y2="21.706cm" draw:start-shape="id51" draw:start-glue-point="4" draw:end-shape="id53" draw:end-glue-point="8" svg:d="M7251 23116v-1410" svg:viewBox="0 0 1 1411">
          <text:p/>
        </draw:connector>
        <draw:connector draw:style-name="gr3" draw:text-style-name="P3" draw:layer="layout" draw:type="line" svg:x1="4.45cm" svg:y1="23.115cm" svg:x2="4.45cm" svg:y2="21.705cm" draw:start-shape="id54" draw:start-glue-point="4" draw:end-shape="id55" draw:end-glue-point="8" svg:d="M4450 23115v-1410" svg:viewBox="0 0 1 1411">
          <text:p/>
        </draw:connector>
        <draw:connector draw:style-name="gr3" draw:text-style-name="P3" draw:layer="layout" draw:type="line" svg:x1="4.882cm" svg:y1="25.773cm" svg:x2="6.819cm" svg:y2="25.774cm" draw:start-shape="id50" draw:start-glue-point="10" draw:end-shape="id56" draw:end-glue-point="6" svg:d="M4882 25773l1937 1" svg:viewBox="0 0 1938 2">
          <text:p/>
        </draw:connector>
        <draw:frame draw:style-name="gr5" draw:text-style-name="P5" draw:layer="layout" svg:width="0.752cm" svg:height="0.747cm" svg:x="4.563cm" svg:y="24.026cm">
          <draw:text-box>
            <text:p><text:span text:style-name="T5">1</text:span></text:p>
          </draw:text-box>
        </draw:frame>
        <draw:frame draw:style-name="gr5" draw:text-style-name="P5" draw:layer="layout" svg:width="0.752cm" svg:height="0.747cm" svg:x="2.889cm" svg:y="22.252cm">
          <draw:text-box>
            <text:p><text:span text:style-name="T5">1</text:span></text:p>
          </draw:text-box>
        </draw:frame>
        <draw:frame draw:style-name="gr5" draw:text-style-name="P5" draw:layer="layout" svg:width="0.752cm" svg:height="0.747cm" svg:x="2.464cm" svg:y="23.426cm">
          <draw:text-box>
            <text:p><text:span text:style-name="T5">1</text:span></text:p>
          </draw:text-box>
        </draw:frame>
        <draw:frame draw:style-name="gr5" draw:text-style-name="P5" draw:layer="layout" svg:width="0.752cm" svg:height="0.747cm" svg:x="2.964cm" svg:y="24.226cm">
          <draw:text-box>
            <text:p><text:span text:style-name="T5">1</text:span></text:p>
          </draw:text-box>
        </draw:frame>
        <draw:frame draw:style-name="gr5" draw:text-style-name="P4" draw:layer="layout" svg:width="0.752cm" svg:height="0.747cm" svg:x="7.962cm" svg:y="22.127cm">
          <draw:text-box>
            <text:p><text:span text:style-name="T4">2</text:span></text:p>
          </draw:text-box>
        </draw:frame>
        <draw:frame draw:style-name="gr5" draw:text-style-name="P5" draw:layer="layout" svg:width="0.752cm" svg:height="0.747cm" svg:x="8.165cm" svg:y="24.626cm">
          <draw:text-box>
            <text:p><text:span text:style-name="T5">1</text:span></text:p>
          </draw:text-box>
        </draw:frame>
        <draw:frame draw:style-name="gr5" draw:text-style-name="P4" draw:layer="layout" svg:width="0.752cm" svg:height="0.747cm" svg:x="5.162cm" svg:y="25.728cm">
          <draw:text-box>
            <text:p><text:span text:style-name="T4">5</text:span></text:p>
          </draw:text-box>
        </draw:frame>
        <draw:frame draw:style-name="gr5" draw:text-style-name="P5" draw:layer="layout" svg:width="0.752cm" svg:height="0.747cm" svg:x="4.265cm" svg:y="22.143cm">
          <draw:text-box>
            <text:p><text:span text:style-name="T5">5</text:span></text:p>
          </draw:text-box>
        </draw:frame>
        <draw:frame draw:style-name="gr5" draw:text-style-name="P4" draw:layer="layout" svg:width="0.752cm" svg:height="0.747cm" svg:x="6.662cm" svg:y="22.177cm">
          <draw:text-box>
            <text:p><text:span text:style-name="T4">2</text:span></text:p>
          </draw:text-box>
        </draw:frame>
        <draw:frame draw:style-name="gr5" draw:text-style-name="P5" draw:layer="layout" svg:width="0.752cm" svg:height="0.747cm" svg:x="5.264cm" svg:y="24.826cm">
          <draw:text-box>
            <text:p><text:span text:style-name="T5">2</text:span></text:p>
          </draw:text-box>
        </draw:frame>
        <draw:frame draw:style-name="gr5" draw:text-style-name="P4" draw:layer="layout" svg:width="0.752cm" svg:height="0.747cm" svg:x="7.662cm" svg:y="22.928cm">
          <draw:text-box>
            <text:p><text:span text:style-name="T4">1</text:span></text:p>
          </draw:text-box>
        </draw:frame>
        <draw:connector draw:style-name="gr9" draw:text-style-name="P3" draw:layer="layout" draw:type="line" svg:x1="9.644cm" svg:y1="23.241cm" svg:x2="7.557cm" svg:y2="21.58cm" draw:start-shape="id52" draw:start-glue-point="5" draw:end-shape="id53" draw:end-glue-point="9" svg:d="M9644 23241l-2087-1661" svg:viewBox="0 0 2088 1662">
          <text:p/>
        </draw:connector>
        <draw:connector draw:style-name="gr3" draw:text-style-name="P3" draw:layer="layout" draw:type="line" svg:x1="2.155cm" svg:y1="23.24cm" svg:x2="4.144cm" svg:y2="21.579cm" draw:start-shape="id49" draw:start-glue-point="11" draw:end-shape="id55" draw:end-glue-point="7" svg:d="M2155 23240l1989-1661" svg:viewBox="0 0 1990 1662">
          <text:p/>
        </draw:connector>
        <draw:connector draw:style-name="gr9" draw:text-style-name="P3" draw:layer="layout" draw:type="line" svg:x1="4.018cm" svg:y1="21.273cm" svg:x2="1.849cm" svg:y2="23.114cm" draw:start-shape="id55" draw:start-glue-point="6" draw:end-shape="id49" draw:end-glue-point="4" svg:d="M4018 21273l-2169 1841" svg:viewBox="0 0 2170 1842">
          <text:p/>
        </draw:connector>
        <draw:frame draw:style-name="gr5" draw:text-style-name="P5" draw:layer="layout" svg:width="0.752cm" svg:height="0.747cm" svg:x="2.409cm" svg:y="21.733cm">
          <draw:text-box>
            <text:p><text:span text:style-name="T5">2</text:span></text:p>
          </draw:text-box>
        </draw:frame>
        <draw:connector draw:style-name="gr3" draw:text-style-name="P3" draw:layer="layout" draw:type="line" svg:x1="4.882cm" svg:y1="21.273cm" svg:x2="6.819cm" svg:y2="21.274cm" draw:start-shape="id55" draw:start-glue-point="10" draw:end-shape="id53" draw:end-glue-point="6" svg:d="M4882 21273l1937 1" svg:viewBox="0 0 1938 2">
          <text:p/>
        </draw:connector>
        <draw:connector draw:style-name="gr9" draw:text-style-name="P3" draw:layer="layout" draw:type="line" svg:x1="6.945cm" svg:y1="20.968cm" svg:x2="4.756cm" svg:y2="20.967cm" draw:start-shape="id53" draw:start-glue-point="5" draw:end-shape="id55" draw:end-glue-point="11" svg:d="M6945 20968l-2189-1" svg:viewBox="0 0 2190 2">
          <text:p/>
        </draw:connector>
        <draw:frame draw:style-name="gr5" draw:text-style-name="P5" draw:layer="layout" svg:width="0.752cm" svg:height="0.747cm" svg:x="5.509cm" svg:y="21.133cm">
          <draw:text-box>
            <text:p><text:span text:style-name="T5">2</text:span></text:p>
          </draw:text-box>
        </draw:frame>
        <draw:frame draw:style-name="gr5" draw:text-style-name="P5" draw:layer="layout" svg:width="0.752cm" svg:height="0.747cm" svg:x="5.409cm" svg:y="20.333cm">
          <draw:text-box>
            <text:p><text:span text:style-name="T5">2</text:span></text:p>
          </draw:text-box>
        </draw:frame>
        <draw:connector draw:style-name="gr9" draw:text-style-name="P3" draw:layer="layout" draw:type="line" svg:x1="4.018cm" svg:y1="23.547cm" svg:x2="2.281cm" svg:y2="23.546cm" draw:start-shape="id54" draw:start-glue-point="6" draw:end-shape="id49" draw:end-glue-point="10" svg:d="M4018 23547l-1737-1" svg:viewBox="0 0 1738 2">
          <text:p/>
        </draw:connector>
        <draw:connector draw:style-name="gr3" draw:text-style-name="P3" draw:layer="layout" draw:type="line" svg:x1="4.756cm" svg:y1="23.853cm" svg:x2="6.945cm" svg:y2="25.468cm" draw:start-shape="id54" draw:start-glue-point="9" draw:end-shape="id56" draw:end-glue-point="5" svg:d="M4756 23853l2189 1615" svg:viewBox="0 0 2190 1616">
          <text:p/>
        </draw:connector>
        <draw:connector draw:style-name="gr9" draw:text-style-name="P3" draw:layer="layout" draw:type="line" svg:x1="9.644cm" svg:y1="23.853cm" svg:x2="7.557cm" svg:y2="25.468cm" draw:start-shape="id52" draw:start-glue-point="7" draw:end-shape="id56" draw:end-glue-point="11" svg:d="M9644 23853l-2087 1615" svg:viewBox="0 0 2088 1616">
          <text:p/>
        </draw:connector>
        <draw:connector draw:style-name="gr9" draw:text-style-name="P3" draw:layer="layout" draw:type="line" svg:x1="7.251cm" svg:y1="25.342cm" svg:x2="4.882cm" svg:y2="23.547cm" draw:start-shape="id56" draw:start-glue-point="4" draw:end-shape="id54" draw:end-glue-point="10" svg:d="M7251 25342l-2369-1795" svg:viewBox="0 0 2370 1796">
          <text:p/>
        </draw:connector>
        <draw:frame draw:style-name="gr5" draw:text-style-name="P5" draw:layer="layout" svg:width="0.752cm" svg:height="0.747cm" svg:x="5.163cm" svg:y="23.427cm">
          <draw:text-box>
            <text:p><text:span text:style-name="T5">1</text:span></text:p>
          </draw:text-box>
        </draw:frame>
        <draw:connector draw:style-name="gr9" draw:text-style-name="P3" draw:layer="layout" draw:type="line" svg:x1="4.018cm" svg:y1="25.773cm" svg:x2="1.849cm" svg:y2="23.978cm" draw:start-shape="id50" draw:start-glue-point="6" draw:end-shape="id49" draw:end-glue-point="8" svg:d="M4018 25773l-2169-1795" svg:viewBox="0 0 2170 1796">
          <text:p/>
        </draw:connector>
        <draw:frame draw:style-name="gr5" draw:text-style-name="P5" draw:layer="layout" svg:width="0.752cm" svg:height="0.747cm" svg:x="2.364cm" svg:y="24.727cm">
          <draw:text-box>
            <text:p><text:span text:style-name="T5">2</text:span></text:p>
          </draw:text-box>
        </draw:frame>
        <draw:connector draw:style-name="gr9" draw:text-style-name="P3" draw:layer="layout" draw:type="line" svg:x1="6.945cm" svg:y1="23.854cm" svg:x2="4.756cm" svg:y2="25.467cm" draw:start-shape="id51" draw:start-glue-point="7" draw:end-shape="id50" draw:end-glue-point="11" svg:d="M6945 23854l-2189 1613" svg:viewBox="0 0 2190 1614">
          <text:p/>
        </draw:connector>
        <draw:connector draw:style-name="gr9" draw:text-style-name="P3" draw:layer="layout" draw:type="line" svg:x1="9.644cm" svg:y1="23.853cm" svg:x2="7.557cm" svg:y2="23.854cm" draw:start-shape="id52" draw:start-glue-point="7" draw:end-shape="id51" draw:end-glue-point="9" svg:d="M9644 23853l-2087 1" svg:viewBox="0 0 2088 2">
          <text:p/>
        </draw:connector>
        <draw:frame draw:style-name="gr5" draw:text-style-name="P4" draw:layer="layout" svg:width="0.752cm" svg:height="0.747cm" svg:x="7.662cm" svg:y="23.829cm">
          <draw:text-box>
            <text:p><text:span text:style-name="T4">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13T20:16:16.012000000</meta:creation-date>
    <dc:date>2021-12-16T01:26:51.455000000</dc:date>
    <meta:editing-duration>PT12M37S</meta:editing-duration>
    <meta:editing-cycles>3</meta:editing-cycles>
    <meta:generator>LibreOffice/6.3.2.2$Windows_X86_64 LibreOffice_project/98b30e735bda24bc04ab42594c85f7fd8be07b9c</meta:generator>
    <meta:document-statistic meta:object-count="244"/>
  </office:meta>
</office:document-meta>
</file>